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67cm"/>
    </style:style>
    <style:style style:name="co2" style:family="table-column">
      <style:table-column-properties fo:break-before="auto" style:column-width="13.615cm"/>
    </style:style>
    <style:style style:name="co3" style:family="table-column">
      <style:table-column-properties fo:break-before="auto" style:column-width="23.719cm"/>
    </style:style>
    <style:style style:name="co4" style:family="table-column">
      <style:table-column-properties fo:break-before="auto" style:column-width="4.90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762cm" fo:break-before="auto" style:use-optimal-row-height="false"/>
    </style:style>
    <style:style style:name="ro6" style:family="table-row">
      <style:table-row-properties style:row-height="2.63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font-name="JetBrains Mono" fo:language="none" fo:country="none" style:font-name-asian="JetBrains Mono" style:language-asian="none" style:country-asian="none" style:font-name-complex="JetBrains Mono" style:language-complex="none" style:country-complex="none"/>
    </style:style>
    <style:style style:name="ce4" style:family="table-cell" style:parent-style-name="Default">
      <style:table-cell-properties fo:wrap-option="wrap"/>
    </style:style>
    <style:style style:name="ce5" style:family="table-cell" style:parent-style-name="Default">
      <style:table-cell-properties fo:wrap-option="wrap" style:vertical-align="top"/>
    </style:style>
    <style:style style:name="T1" style:family="text">
      <style:text-properties style:font-name="JetBrains Mono" style:font-style-complex="normal" fo:font-size="10pt" fo:font-weight="normal" fo:font-style="normal" style:font-name-asian="JetBrains Mono" style:font-name-complex="JetBrains Mono" style:font-size-asian="10pt" style:font-size-complex="10pt" style:font-weight-asian="normal" style:font-weight-complex="normal" style:font-style-asian="normal" fo:color="#080808"/>
    </style:style>
    <style:style style:name="T2" style:family="text">
      <style:text-properties style:font-name="JetBrains Mono" style:font-style-complex="normal" fo:font-size="10pt" fo:font-weight="normal" fo:font-style="normal" style:font-name-asian="JetBrains Mono" style:font-name-complex="JetBrains Mono" style:font-size-asian="10pt" style:font-size-complex="10pt" style:font-weight-asian="normal" style:font-weight-complex="normal" style:font-style-asian="normal" fo:color="#0033b3"/>
    </style:style>
    <style:style style:name="T3"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fo:color="#0033b3"/>
    </style:style>
    <style:style style:name="T5"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fo:color="#080808"/>
    </style:style>
    <style:style style:name="T6" style:family="text">
      <style:text-properties style:language-asian="none" style:country-asian="none" style:language-complex="none" style:country-complex="none" fo:language="none" fo:country="none" style:text-line-through-mode="continuous" fo:text-shadow="none" style:text-outline="false" fo:font-style="normal" style:text-line-through-type="none" style:text-underline-style="none" style:text-underline-color="font-color" fo:font-weight="normal" fo:font-size="10pt" fo:color="#080808" style:font-name="JetBrains Mono"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language-asian="none" style:country-asian="none" style:language-complex="none" style:country-complex="none" fo:language="none" fo:country="none" style:text-line-through-mode="continuous" fo:text-shadow="none" style:text-outline="false" fo:font-style="normal" style:text-line-through-type="none" style:text-underline-style="none" style:text-underline-color="font-color" fo:font-weight="normal" fo:font-size="10pt" style:font-name="JetBrains Mono"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fo:color="#0033b3"/>
    </style:style>
    <style:style style:name="T8" style:family="text">
      <style:text-properties style:language-asian="none" style:country-asian="none" style:language-complex="none" style:country-complex="none" fo:language="none" fo:country="none" style:text-line-through-mode="continuous" fo:text-shadow="none" style:text-outline="false" fo:font-style="normal" style:text-line-through-type="none" style:text-underline-style="none" style:text-underline-color="font-color" fo:font-weight="normal" fo:font-size="10pt" style:font-name="JetBrains Mono"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fo:color="#080808"/>
    </style:style>
    <style:style style:name="T9" style:family="text">
      <style:text-properties style:language-asian="none" style:country-asian="none" style:font-name-complex="JetBrains Mono" fo:font-weight="normal" style:text-underline-style="none" style:text-underline-color="font-color" style:text-line-through-type="none" fo:font-style="normal" style:text-outline="false" fo:text-shadow="none" style:text-line-through-mode="continuous" fo:language="none" fo:country="none" fo:color="#080808" fo:font-size="10pt" style:language-complex="none" style:country-complex="none" style:font-name-asian="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language-asian="none" style:country-asian="none" style:font-name-complex="JetBrains Mono" fo:font-weight="normal" style:text-underline-style="none" style:text-underline-color="font-color" style:text-line-through-type="none" fo:font-style="normal" style:text-outline="false" fo:text-shadow="none" style:text-line-through-mode="continuous" fo:language="none" fo:country="none" fo:font-size="10pt" style:language-complex="none" style:country-complex="none" style:font-name-asian="JetBrains Mono" style:font-size-asian="10pt" style:font-size-complex="10pt" style:font-weight-asian="normal" style:font-weight-complex="normal" style:font-style-asian="normal" style:font-style-complex="normal" style:text-emphasize="none" style:font-relief="none" style:text-overline-style="none" style:text-overline-color="font-color" fo:color="#0033b3"/>
    </style:style>
    <style:style style:name="T11" style:family="text">
      <style:text-properties style:language-asian="none" style:country-asian="none" style:font-name-complex="JetBrains Mono" fo:font-weight="normal" style:text-underline-style="none" style:text-underline-color="font-color" style:text-line-through-type="none" fo:font-style="normal" style:text-outline="false" fo:text-shadow="none" style:text-line-through-mode="continuous" fo:language="none" fo:country="none" fo:font-size="10pt" style:language-complex="none" style:country-complex="none" style:font-name-asian="JetBrains Mono" style:font-size-asian="10pt" style:font-size-complex="10pt" style:font-weight-asian="normal" style:font-weight-complex="normal" style:font-style-asian="normal" style:font-style-complex="normal" style:text-emphasize="none" style:font-relief="none" style:text-overline-style="none" style:text-overline-color="font-color" fo:color="#080808"/>
    </style:style>
    <style:style style:name="T12"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13"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font-name-asian="JetBrains Mono" style:font-name-complex="JetBrains Mono" style:font-size-asian="10pt" style:font-size-complex="10pt" style:font-weight-asian="normal" style:font-weight-complex="normal" style:font-style-asian="normal" style:font-style-complex="normal" style:text-emphasize="none" style:font-relief="none" style:language-complex="none" style:country-complex="none" fo:color="#0033b3"/>
    </style:style>
    <style:style style:name="T1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font-name-asian="JetBrains Mono" style:font-name-complex="JetBrains Mono" style:font-size-asian="10pt" style:font-size-complex="10pt" style:font-weight-asian="normal" style:font-weight-complex="normal" style:font-style-asian="normal" style:font-style-complex="normal" style:text-emphasize="none" style:font-relief="none" style:language-complex="none" style:country-complex="none" fo:color="#080808"/>
    </style:style>
    <style:style style:name="T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Noto Sans CJK SC"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language-asian="zh" style:country-asian="CN" fo:font-size="10pt" style:font-name="Liberation Sans" fo:font-weight="normal" style:text-underline-style="none" style:text-underline-color="font-color" style:text-line-through-type="none" fo:font-style="normal" style:text-outline="false" fo:text-shadow="none" style:text-line-through-mode="continuous" fo:language="de" fo:country="DE" style:font-name-complex="Lohit Devanagari"/>
    </style:style>
    <style:style style:name="T17" style:family="text">
      <style:text-properties style:font-size-asian="10pt" style:font-size-complex="10pt" style:font-weight-asian="normal" style:font-weight-complex="normal" style:font-style-asian="normal" style:font-style-complex="normal" style:text-emphasize="none" style:font-relief="none" style:text-overline-style="none" style:text-overline-color="font-color" fo:font-size="10pt" fo:font-weight="normal" style:text-underline-style="none" style:text-underline-color="font-color" style:text-line-through-type="none" fo:font-style="normal" style:text-outline="false" fo:text-shadow="none" style:text-line-through-mode="continuous" fo:color="#080808" style:font-name="JetBrains Mono" fo:language="none" fo:country="none" style:language-asian="none" style:country-asian="none" style:language-complex="none" style:country-complex="none" style:font-name-asian="JetBrains Mono" style:font-name-complex="JetBrains Mono"/>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5"/>
        <table:table-row table:style-name="ro1">
          <table:table-cell office:value-type="string" calcext:value-type="string">
            <text:p>SegmentNrInTask</text:p>
          </table:table-cell>
          <table:table-cell table:style-name="Default" office:value-type="string" calcext:value-type="string">
            <text:p>Source</text:p>
          </table:table-cell>
          <table:table-cell table:style-name="Default" office:value-type="string" calcext:value-type="string">
            <text:p>Memory response and info</text:p>
          </table:table-cell>
          <table:table-cell table:style-name="Default" office:value-type="string" calcext:value-type="string">
            <text:p>Additional info</text:p>
          </table:table-cell>
        </table:table-row>
        <table:table-row table:style-name="ro2">
          <table:table-cell office:value-type="float" office:value="1" calcext:value-type="float">
            <text:p>1</text:p>
          </table:table-cell>
          <table:table-cell table:style-name="ce1" office:value-type="string" calcext:value-type="string">
            <text:p><text:span text:style-name="T1">&lt;</text:span><text:span text:style-name="T2">h1</text:span><text:span text:style-name="T1">&gt;What is Lorem &lt;</text:span><text:span text:style-name="T2">b</text:span><text:span text:style-name="T1">&gt;Ipsum&lt;/</text:span><text:span text:style-name="T2">b</text:span><text:span text:style-name="T1">&gt;?&lt;/</text:span><text:span text:style-name="T2">h1</text:span><text:span text:style-name="T1">&gt;</text:span></text:p>
          </table:table-cell>
          <table:table-cell office:value-type="string" calcext:value-type="string">
            <text:p><text:span text:style-name="T15">The memory matched source: What is Lorem Ipsum?</text:span></text:p>
            <text:p>Memory results:</text:p>
            <text:p>68 from TM: Was ist Lorem Ipsum? </text:p>
            <text:p>0   from TC</text:p>
          </table:table-cell>
          <table:table-cell office:value-type="string" calcext:value-type="string">
            <text:p>The difference is, in the searched segment the Ipsum is between bold tags but in the memory is without bold tags. That is why it returns 68 Matchrate </text:p>
          </table:table-cell>
        </table:table-row>
        <table:table-row table:style-name="ro3">
          <table:table-cell office:value-type="float" office:value="2" calcext:value-type="float">
            <text:p>2</text:p>
          </table:table-cell>
          <table:table-cell office:value-type="string" calcext:value-type="string">
            <text:p><text:span text:style-name="T3">&lt;</text:span><text:span text:style-name="T4">h1</text:span><text:span text:style-name="T5">&gt;What is Lorem Ipsum&lt;/</text:span><text:span text:style-name="T4">h1</text:span><text:span text:style-name="T5">&gt;</text:span></text:p>
          </table:table-cell>
          <table:table-cell office:value-type="string" calcext:value-type="string">
            <text:p><text:span text:style-name="T15">The memory matched source: What is Lorem Ipsum?</text:span></text:p>
            <text:p><text:span text:style-name="T15">Memory results:</text:span></text:p>
            <text:p><text:span text:style-name="T15">80 from TM: Was ist Lorem Ipsum? </text:span></text:p>
            <text:p><text:span text:style-name="T15">0   from TC</text:span></text:p>
          </table:table-cell>
          <table:table-cell office:value-type="string" calcext:value-type="string">
            <text:p>Search segment without tags and without questionmark. In the memory the source is with questionmark. That is why we have only 80% matchrate</text:p>
          </table:table-cell>
        </table:table-row>
        <table:table-row table:style-name="ro3">
          <table:table-cell office:value-type="float" office:value="3" calcext:value-type="float">
            <text:p>3</text:p>
          </table:table-cell>
          <table:table-cell office:value-type="string" calcext:value-type="string">
            <text:p><text:span text:style-name="T6">&lt;</text:span><text:span text:style-name="T7">h1</text:span><text:span text:style-name="T8">&gt;What is Lorem &lt;</text:span><text:span text:style-name="T7">b</text:span><text:span text:style-name="T8">&gt;Ipsum&lt;/</text:span><text:span text:style-name="T7">b</text:span><text:span text:style-name="T8">&gt;&lt;/</text:span><text:span text:style-name="T7">h1</text:span><text:span text:style-name="T8">&gt;</text:span></text:p>
          </table:table-cell>
          <table:table-cell office:value-type="string" calcext:value-type="string">
            <text:p><text:span text:style-name="T15">The memory matched source: What is Lorem Ipsum?</text:span></text:p>
            <text:p><text:span text:style-name="T15">Memory results:</text:span></text:p>
            <text:p><text:span text:style-name="T15">85 from TM: Internal fuzzy from segment 1 </text:span></text:p>
            <text:p><text:span text:style-name="T15">0   from TC</text:span></text:p>
          </table:table-cell>
          <table:table-cell office:value-type="string" calcext:value-type="string">
            <text:p>Internal fuzzy from segment 1. The difference is that, the segment 1 has questionmark at the end and segment 3 does not have,</text:p>
          </table:table-cell>
        </table:table-row>
        <table:table-row table:style-name="ro4">
          <table:table-cell office:value-type="float" office:value="4" calcext:value-type="float">
            <text:p>4</text:p>
          </table:table-cell>
          <table:table-cell office:value-type="string" calcext:value-type="string">
            <text:p><text:span text:style-name="T3">&lt;</text:span><text:span text:style-name="T4">h1</text:span><text:span text:style-name="T5">&gt;Terminology segment&lt;/</text:span><text:span text:style-name="T4">h1</text:span><text:span text:style-name="T5">&gt;</text:span></text:p>
          </table:table-cell>
          <table:table-cell office:value-type="string" calcext:value-type="string">
            <text:p><text:span text:style-name="T16">The memory matched source: </text:span><text:span text:style-name="T17">Terminology segment</text:span></text:p>
            <text:p><text:span text:style-name="T15">Memory results:</text:span></text:p>
            <text:p><text:span text:style-name="T15">0 from TM:  </text:span></text:p>
            <text:p><text:span text:style-name="T15">104   from TC: Terminologiesegment</text:span></text:p>
          </table:table-cell>
          <table:table-cell office:value-type="string" calcext:value-type="string">
            <text:p>Tc match</text:p>
          </table:table-cell>
        </table:table-row>
        <table:table-row table:style-name="ro4">
          <table:table-cell office:value-type="float" office:value="5" calcext:value-type="float">
            <text:p>5</text:p>
          </table:table-cell>
          <table:table-cell table:style-name="ce3" office:value-type="string" calcext:value-type="string">
            <text:p><text:span text:style-name="T9">&lt;</text:span><text:span text:style-name="T10">p</text:span><text:span text:style-name="T11">&gt;Lorem &lt;</text:span><text:span text:style-name="T10">b</text:span><text:span text:style-name="T11">&gt;Ipsum&lt;/</text:span><text:span text:style-name="T10">b</text:span><text:span text:style-name="T11">&gt; is simply dummy text of the printing and typesetting industry.&lt;/</text:span><text:span text:style-name="T10">p</text:span><text:span text:style-name="T11">&gt;</text:span></text:p>
          </table:table-cell>
          <table:table-cell office:value-type="string" calcext:value-type="string">
            <text:p><text:span text:style-name="T15">The memory matched source: Lorem Ipsum is simply dummy text of the printing and typesetting industry.</text:span></text:p>
            <text:p><text:span text:style-name="T15">Memory results:</text:span></text:p>
            <text:p><text:span text:style-name="T15">83 from TM: Lorem Ipsum ist ein einfacher Blindtext der Druck- und Setzindustrie </text:span></text:p>
            <text:p><text:span text:style-name="T15">0   from TC</text:span></text:p>
          </table:table-cell>
          <table:table-cell office:value-type="string" calcext:value-type="string">
            <text:p>Again same as the above example, the memory source does not contain the bold tags for ipsum word.</text:p>
          </table:table-cell>
        </table:table-row>
        <table:table-row table:style-name="ro2">
          <table:table-cell office:value-type="float" office:value="6" calcext:value-type="float">
            <text:p>6</text:p>
          </table:table-cell>
          <table:table-cell table:style-name="ce3" office:value-type="string" calcext:value-type="string">
            <text:p><text:span text:style-name="T12">&lt;</text:span><text:span text:style-name="T13">p</text:span><text:span text:style-name="T14">&gt;It has survived not only five centuries, but also the leap into electronic typesetting, remaining essentially unchanged.&lt;/</text:span><text:span text:style-name="T13">p</text:span><text:span text:style-name="T14">&gt;</text:span></text:p>
          </table:table-cell>
          <table:table-cell office:value-type="string" calcext:value-type="string">
            <text:p><text:span text:style-name="T16">The memory matched source: </text:span><text:span text:style-name="T17">It has survived not only five centuries, but also the leap into electronic typesetting, remaining essentially unchanged.</text:span></text:p>
            <text:p><text:span text:style-name="T15">Memory results:</text:span></text:p>
            <text:p><text:span text:style-name="T15">101 from TM: Sie hat nicht nur fünf Jahrhunderte, sondern auch den Sprung zum elektronischen Schriftsatz überlebt und ist im Wesentlichen unverändert geblieben.</text:span></text:p>
            <text:p><text:span text:style-name="T15">0   from TC</text:span></text:p>
          </table:table-cell>
          <table:table-cell office:value-type="string" calcext:value-type="string">
            <text:p>101 Context match where the source and the source filename of the task are the same as the source and the source file name of the memory</text:p>
          </table:table-cell>
        </table:table-row>
        <table:table-row table:style-name="ro5">
          <table:table-cell office:value-type="float" office:value="7" calcext:value-type="float">
            <text:p>7</text:p>
          </table:table-cell>
          <table:table-cell office:value-type="string" calcext:value-type="string">
            <text:p><text:span text:style-name="T6">&lt;</text:span><text:span text:style-name="T7">p</text:span><text:span text:style-name="T8">&gt;Lorem &lt;</text:span><text:span text:style-name="T7">b</text:span><text:span text:style-name="T8">&gt;Ipsum&lt;/</text:span><text:span text:style-name="T7">b</text:span><text:span text:style-name="T8">&gt; is simply dummy text of the printing and typesetting industry.&lt;/</text:span><text:span text:style-name="T7">p</text:span><text:span text:style-name="T8">&gt;</text:span></text:p>
          </table:table-cell>
          <table:table-cell office:value-type="string" calcext:value-type="string">
            <text:p><text:span text:style-name="T15">The memory matched source: Lorem Ipsum is simply dummy text of the printing and typesetting industry.</text:span></text:p>
            <text:p><text:span text:style-name="T15">Memory results:</text:span></text:p>
            <text:p><text:span text:style-name="T15">102 from TM: REPETITION FOR SEGMENT 5 </text:span></text:p>
            <text:p><text:span text:style-name="T15">0   from TC</text:span></text:p>
          </table:table-cell>
          <table:table-cell office:value-type="string" calcext:value-type="string">
            <text:p>Repetition</text:p>
          </table:table-cell>
        </table:table-row>
        <table:table-row table:style-name="ro6">
          <table:table-cell office:value-type="float" office:value="8" calcext:value-type="float">
            <text:p>8</text:p>
          </table:table-cell>
          <table:table-cell table:style-name="ce3" office:value-type="string" calcext:value-type="string">
            <text:p><text:span text:style-name="T9">&lt;</text:span><text:span text:style-name="T10">p</text:span><text:span text:style-name="T11">&gt;The point of using Lorem &lt;</text:span><text:span text:style-name="T10">b</text:span><text:span text:style-name="T11">&gt;Ipsum&lt;/</text:span><text:span text:style-name="T10">b</text:span><text:span text:style-name="T11">&gt; is that it has a more-or-less normal distribution of letters, as opposed to using 'Content here, content here', making it look like readable English.&lt;/</text:span><text:span text:style-name="T10">p</text:span><text:span text:style-name="T11">&gt;</text:span></text:p>
          </table:table-cell>
          <table:table-cell office:value-type="string" calcext:value-type="string">
            <text:p><text:span text:style-name="T16">The memory matched source: </text:span><text:span text:style-name="T17">The point of using Lorem Ipsum is that it has a more-or-less normal distribution of letters, as opposed to using 'Content here, content here', making it look like readable English.</text:span></text:p>
            <text:p><text:span text:style-name="T15">Memory results:</text:span></text:p>
            <text:p><text:span text:style-name="T15">91 from TM: Der Sinn der Verwendung von Lorem Ipsum besteht darin, dass es eine mehr oder weniger normale Verteilung der Buchstaben hat, im Gegensatz zur Verwendung von "Inhalt hier, Inhalt hier", wodurch es wie lesbares Englisch aussieht. </text:span></text:p>
            <text:p><text:span text:style-name="T15">0   from TC</text:span></text:p>
          </table:table-cell>
          <table:table-cell office:value-type="string" calcext:value-type="string">
            <text:p>Again same as the above example, the memory source does not contain the bold tags for ipsum word.</text:p>
          </table:table-cell>
        </table:table-row>
        <table:table-row table:style-name="ro4">
          <table:table-cell office:value-type="float" office:value="9" calcext:value-type="float">
            <text:p>9</text:p>
          </table:table-cell>
          <table:table-cell office:value-type="string" calcext:value-type="string">
            <text:p><text:span text:style-name="T6">&lt;</text:span><text:span text:style-name="T7">p</text:span><text:span text:style-name="T8">&gt;Lorem &lt;</text:span><text:span text:style-name="T7">b</text:span><text:span text:style-name="T8">&gt;Ipsum&lt;/</text:span><text:span text:style-name="T7">b</text:span><text:span text:style-name="T8">&gt; is simply dummy text of the printing and typesetting industry.&lt;/</text:span><text:span text:style-name="T7">p</text:span><text:span text:style-name="T8">&gt;</text:span></text:p>
          </table:table-cell>
          <table:table-cell office:value-type="string" calcext:value-type="string">
            <text:p><text:span text:style-name="T15">The memory matched source: Lorem Ipsum is simply dummy text of the printing and typesetting industry.</text:span></text:p>
            <text:p><text:span text:style-name="T15">Memory results:</text:span></text:p>
            <text:p><text:span text:style-name="T15">102 from TM: REPETITION FOR SEGMENT 5 </text:span></text:p>
            <text:p><text:span text:style-name="T15">0   from TC</text:span></text:p>
          </table:table-cell>
          <table:table-cell office:value-type="string" calcext:value-type="string">
            <text:p>Repetition</text:p>
          </table:table-cell>
        </table:table-row>
        <table:table-row table:style-name="ro3">
          <table:table-cell office:value-type="float" office:value="10" calcext:value-type="float">
            <text:p>10</text:p>
          </table:table-cell>
          <table:table-cell office:value-type="string" calcext:value-type="string">
            <text:p><text:span text:style-name="T3">&lt;</text:span><text:span text:style-name="T4">p</text:span><text:span text:style-name="T5">&gt;It has survived not only five centuries, but also the leap into electronic typesetting, remaining essentially unchanged.&lt;/</text:span><text:span text:style-name="T4">p</text:span><text:span text:style-name="T5">&gt; </text:span></text:p>
          </table:table-cell>
          <table:table-cell office:value-type="string" calcext:value-type="string">
            <text:p><text:span text:style-name="T16">The memory matched source: </text:span><text:span text:style-name="T17">It has survived not only five centuries, but also the leap into electronic typesetting, remaining essentially unchanged.</text:span></text:p>
            <text:p><text:span text:style-name="T15">Memory results:</text:span></text:p>
            <text:p><text:span text:style-name="T15">102 from TM: REPETITION FOR SEGMENT 6 </text:span></text:p>
            <text:p><text:span text:style-name="T15">0   from TC</text:span></text:p>
          </table:table-cell>
          <table:table-cell office:value-type="string" calcext:value-type="string">
            <text:p>Repeti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 style:data-style-name="N2" text:time-value="18:02:02.1444477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6T13:25:08.106179111</meta:creation-date>
    <dc:date>2023-02-06T18:03:22.936556190</dc:date>
    <meta:editing-duration>PT7M35S</meta:editing-duration>
    <meta:editing-cycles>4</meta:editing-cycles>
    <meta:generator>LibreOffice/6.4.7.2$Linux_X86_64 LibreOffice_project/40$Build-2</meta:generator>
    <meta:document-statistic meta:table-count="1" meta:cell-count="44" meta:object-count="0"/>
  </office:meta>
</office:document-meta>
</file>